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5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4.38cm"/>
    </style:style>
    <style:style style:name="co7" style:family="table-column">
      <style:table-column-properties fo:break-before="auto" style:column-width="7.034cm"/>
    </style:style>
    <style:style style:name="co8" style:family="table-column">
      <style:table-column-properties fo:break-before="auto" style:column-width="3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05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ce3"/>
        <table:table-column table:style-name="co4" table:default-cell-style-name="Default"/>
        <table:table-column table:style-name="co6" table:default-cell-style-name="ce3"/>
        <table:table-column table:style-name="co7" table:default-cell-style-name="Default"/>
        <table:table-column table:style-name="co4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entradas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entradas </text:p>
          </table:table-cell>
          <table:table-cell table:style-name="Default" office:value-type="string" calcext:value-type="string">
            <text:p>salida</text:p>
          </table:table-cell>
          <table:table-cell table:style-name="Default"/>
          <table:table-cell/>
          <table:table-cell table:style-name="Default" office:value-type="string" calcext:value-type="string">
            <text:p>entrada </text:p>
          </table:table-cell>
          <table:table-cell office:value-type="string" calcext:value-type="string">
            <text:p>salid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lt;=1</text:p>
          </table:table-cell>
          <table:table-cell table:style-name="ce1" office:value-type="percentage" office:value="0.05" calcext:value-type="percentage">
            <text:p>5,00 %</text:p>
          </table:table-cell>
          <table:table-cell/>
          <table:table-cell office:value-type="string" calcext:value-type="string">
            <text:p>&lt;=0,5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/>
          <table:table-cell/>
          <table:table-cell table:style-name="Default" office:value-type="string" calcext:value-type="string">
            <text:p>N&lt;=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1&lt;=5</text:p>
          </table:table-cell>
          <table:table-cell table:style-name="ce1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&gt;0,5</text:p>
          </table:table-cell>
          <table:table-cell table:style-name="ce1" office:value-type="percentage" office:value="0.1" calcext:value-type="percentage">
            <text:p>10,00 %</text:p>
          </table:table-cell>
          <table:table-cell table:style-name="ce1"/>
          <table:table-cell/>
          <table:table-cell table:style-name="Default" office:value-type="string" calcext:value-type="string">
            <text:p>N&lt;2</text:p>
          </table:table-cell>
          <table:table-cell office:value-type="string" calcext:value-type="string">
            <text:p><text:s/>N*0,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5</text:p>
          </table:table-cell>
          <table:table-cell table:style-name="ce1" office:value-type="percentage" office:value="0.15" calcext:value-type="percentage">
            <text:p>15,00 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s</text:p>
          </table:table-cell>
          <table:table-cell table:style-name="Default" office:value-type="string" calcext:value-type="string">
            <text:p>Precio base con beneficio</text:p>
          </table:table-cell>
          <table:table-cell office:value-type="string" calcext:value-type="string">
            <text:p>valores entrada</text:p>
          </table:table-cell>
          <table:table-cell table:style-name="Default" office:value-type="string" calcext:value-type="string">
            <text:p>Precio final</text:p>
          </table:table-cell>
          <table:table-cell office:value-type="string" calcext:value-type="string">
            <text:p>Numero de elementos</text:p>
          </table:table-cell>
        </table:table-row>
        <table:table-row table:style-name="ro1">
          <table:table-cell office:value-type="string" calcext:value-type="string">
            <text:p>Conjetura de error 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1 +Ceve1)+2*Cevd1</text:p>
          </table:table-cell>
          <table:table-cell table:formula="of:=[.H6]+[.K6]*([.E10]+[.E21])+[.E16]+[.E16]" office:value-type="currency" office:currency="EUR" office:value="1.5" calcext:value-type="currency">
            <text:p>1,5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mElem*(Cevp1 +Ceve1)+2*</text:span>Cevd2</text:p>
          </table:table-cell>
          <table:table-cell table:formula="of:=[.H7]+[.K7]*([.E10]+[.E21])+[.E17]+[.E17]" office:value-type="currency" office:currency="EUR" office:value="1.625" calcext:value-type="currency">
            <text:p>1,6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2">NumElem*(Cevp1 +Ceve2)+2*</text:span>Cevd1</text:p>
          </table:table-cell>
          <table:table-cell table:formula="of:=[.H8]+[.K8]*([.E10]+[.E22])+[.E16]+[.E16]" office:value-type="currency" office:currency="EUR" office:value="2.4625" calcext:value-type="currency">
            <text:p>2,46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es de equivalecia peso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style-name="Default" office:value-type="string" calcext:value-type="string">
            <text:p>precio suplementos</text:p>
          </table:table-cell>
          <table:table-cell table:style-name="Default"/>
          <table:table-cell office:value-type="string" calcext:value-type="string">
            <text:p>Caso 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2">NumElem*(Cevp1+Ceve2*+2*</text:span>Cevd2</text:p>
          </table:table-cell>
          <table:table-cell table:formula="of:=[.H9]+[.K9]*([.E10]+[.E22])+[.E17]+[.E17]" office:value-type="currency" office:currency="EUR" office:value="2.5875" calcext:value-type="currency">
            <text:p>2,5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p1</text:p>
          </table:table-cell>
          <table:table-cell office:value-type="string" calcext:value-type="string">
            <text:p>&lt;=1&amp;&amp;&gt;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0]*[.H6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*(Cevp2 +Ceve1)+2*</text:span>Cevd1</text:p>
          </table:table-cell>
          <table:table-cell table:formula="of:=[.H10]+[.K10]*([.E11]+[.E21])+[.E16]+[.E16]" office:value-type="currency" office:currency="EUR" office:value="1.625" calcext:value-type="currency">
            <text:p>1,6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2</text:p>
          </table:table-cell>
          <table:table-cell office:value-type="string" calcext:value-type="string">
            <text:p>&gt;1&lt;=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D11]*[.H7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2 +Ceve1)+2*</text:span>Cevd2</text:p>
          </table:table-cell>
          <table:table-cell table:formula="of:=[.H11]+[.E11]+[.E21]+[.E17]+[.E17]" office:value-type="currency" office:currency="EUR" office:value="1.625" calcext:value-type="currency">
            <text:p>1,6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3</text:p>
          </table:table-cell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formula="of:=[.D12]*[.H8]" office:value-type="currency" office:currency="EUR" office:value="0.1875" calcext:value-type="currency">
            <text:p>0,19 €</text:p>
          </table:table-cell>
          <table:table-cell/>
          <table:table-cell office:value-type="string" calcext:value-type="string">
            <text:p>Caso 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2">NumElem(Cevp2 +Ceve2)+2*</text:span>Cevd1</text:p>
          </table:table-cell>
          <table:table-cell table:formula="of:=[.H12]+[.K12]*([.E22]+[.E11])+[.E16]+[.E16]" office:value-type="currency" office:currency="EUR" office:value="2.65" calcext:value-type="currency">
            <text:p>2,65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p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Cevp2 +Ceve1)+2*</text:span>Cevd2</text:p>
          </table:table-cell>
          <table:table-cell table:formula="of:=[.H13]+[.K13]*([.E21]+[.E11])+[.E17]+[.E17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formula="of:=[.D14]*[.H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Ceve1)+2*Cevd1</text:p>
          </table:table-cell>
          <table:table-cell table:formula="of:=[.H14]+[.K14]*([.E12]+[.E21])+[.E16]+[.E16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es de equivalecia dimension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number-columns-repeated="2"/>
          <table:table-cell office:value-type="string" calcext:value-type="string">
            <text:p>Caso 10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Cevp3+Ceve1)+2*</text:span>Cevd2</text:p>
          </table:table-cell>
          <table:table-cell table:formula="of:=[.H15]+([.E12]+[.E21])*[.K15]+[.E17]+[.E17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d1</text:p>
          </table:table-cell>
          <table:table-cell office:value-type="string" calcext:value-type="string">
            <text:p>&lt;=0,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table:formula="of:=[.D16]*[.H12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1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Cevp3 +Ceve2)+2*</text:span>Cevd1</text:p>
          </table:table-cell>
          <table:table-cell table:formula="of:=[.H16]+[.K16]*([.E12]+[.E22])+[.E16]+[.E16]" office:value-type="currency" office:currency="EUR" office:value="2.8375" calcext:value-type="currency">
            <text:p>2,84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d2</text:p>
          </table:table-cell>
          <table:table-cell office:value-type="string" calcext:value-type="string">
            <text:p>&gt;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17]*[.H13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1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Cevp3 +Ceve2)+2*</text:span>Cevd2</text:p>
          </table:table-cell>
          <table:table-cell table:formula="of:=[.H17]+[.K17]*([.E12]+[.E22])+[.E17]+[.E17]" office:value-type="currency" office:currency="EUR" office:value="2.9625" calcext:value-type="currency">
            <text:p>2,96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d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1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1 +Ceve1)+Cevd1+Cevd2</text:p>
          </table:table-cell>
          <table:table-cell table:formula="of:=[.H18]+[.K18]*([.E10]+[.E21])+[.E16]+[.E17]" office:value-type="currency" office:currency="EUR" office:value="1.5625" calcext:value-type="currency">
            <text:p>1,56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so 1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1 +Ceve1)+Cevd2+Cevd1</text:p>
          </table:table-cell>
          <table:table-cell table:formula="of:=[.H19]+[.K19]*([.E21]+[.E10])+[.E16]+[.E17]" office:value-type="currency" office:currency="EUR" office:value="1.5625" calcext:value-type="currency">
            <text:p>1,56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es de equivalecia elemento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/>
          <table:table-cell table:style-name="Default"/>
          <table:table-cell office:value-type="string" calcext:value-type="string">
            <text:p>Caso 1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1 +Ceve2)+Cevd1+Cevd2</text:p>
          </table:table-cell>
          <table:table-cell table:formula="of:=[.H20]+[.K20]*([.E10]+[.E22])+[.E16]+[.E17]" office:value-type="currency" office:currency="EUR" office:value="2.525" calcext:value-type="currency">
            <text:p>2,53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e1</text:p>
          </table:table-cell>
          <table:table-cell office:value-type="string" calcext:value-type="string">
            <text:p>&lt;=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*[.H1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1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2 +Ceve1)+Cevd1+Cevd2</text:p>
          </table:table-cell>
          <table:table-cell table:formula="of:=[.H21]+[.K21]*([.E11]+[.E21])+[.E16]+[.E17]" office:value-type="currency" office:currency="EUR" office:value="1.6875" calcext:value-type="currency">
            <text:p>1,69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e2</text:p>
          </table:table-cell>
          <table:table-cell office:value-type="string" calcext:value-type="string">
            <text:p>&gt;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,3 cents</text:p>
          </table:table-cell>
          <table:table-cell office:value-type="currency" office:currency="EUR" office:value="0.3" calcext:value-type="currency">
            <text:p>0,30 €</text:p>
          </table:table-cell>
          <table:table-cell/>
          <table:table-cell office:value-type="string" calcext:value-type="string">
            <text:p>Caso 1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2 +Ceve2)+Cevd1+Cevd2</text:p>
          </table:table-cell>
          <table:table-cell table:formula="of:=[.H22]+[.K22]*([.E11]+[.E22])+[.E16]+[.E17]" office:value-type="currency" office:currency="EUR" office:value="2.7125" calcext:value-type="currency">
            <text:p>2,71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e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style-name="Default" table:number-columns-repeated="2"/>
          <table:table-cell office:value-type="string" calcext:value-type="string">
            <text:p>Caso 1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3 +Ceve1)+Cevd1+Cevd2</text:p>
          </table:table-cell>
          <table:table-cell table:formula="of:=[.H23]+[.K23]*([.E12]+[.E21])+[.E16]+[.E17]" office:value-type="currency" office:currency="EUR" office:value="1.8125" calcext:value-type="currency">
            <text:p>1,81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1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3">NumElem(</text:span>Cevp3 +Ceve2)+Cevd1+Cevd2</text:p>
          </table:table-cell>
          <table:table-cell table:formula="of:=[.H24]+[.K24]*([.E12]+[.E22])+[.E17]+[.E16]" office:value-type="currency" office:currency="EUR" office:value="2.9" calcext:value-type="currency">
            <text:p>2,90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13:47.598515681</meta:creation-date>
    <dc:date>2024-05-19T14:49:15.412659928</dc:date>
    <meta:editing-duration>PT32M31S</meta:editing-duration>
    <meta:editing-cycles>5</meta:editing-cycles>
    <meta:generator>LibreOffice/7.3.7.2$Linux_X86_64 LibreOffice_project/30$Build-2</meta:generator>
    <meta:document-statistic meta:table-count="1" meta:cell-count="183" meta:object-count="0"/>
  </office:meta>
</office:document-meta>
</file>